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32.9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49.28mm"/>
    </style:style>
    <style:style style:name="co8" style:family="table-column">
      <style:table-column-properties fo:break-before="auto" style:column-width="176mm"/>
    </style:style>
    <style:style style:name="co9" style:family="table-column">
      <style:table-column-properties fo:break-before="auto" style:column-width="142.5mm"/>
    </style:style>
    <style:style style:name="co10" style:family="table-column">
      <style:table-column-properties fo:break-before="auto" style:column-width="83.6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ultra96v2_glas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office:value-type="string" calcext:value-type="string">
            <text:p>単価</text:p>
          </table:table-cell>
          <table:table-cell office:value-type="string" calcext:value-type="string">
            <text:p>小計</text:p>
          </table:table-cell>
          <table:table-cell/>
          <table:table-cell office:value-type="string" calcext:value-type="string">
            <text:p>品番</text:p>
          </table:table-cell>
          <table:table-cell/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 C2 C3 C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float" office:value="22" calcext:value-type="float">
            <text:p>22</text:p>
          </table:table-cell>
          <table:table-cell table:formula="of:=[.B2]*[.D2]" office:value-type="float" office:value="88" calcext:value-type="float">
            <text:p>88</text:p>
          </table:table-cell>
          <table:table-cell/>
          <table:table-cell office:value-type="string" calcext:value-type="string">
            <text:p>GRM188R60J106KE47D</text:p>
          </table:table-cell>
          <table:table-cell office:value-type="string" calcext:value-type="string">
            <text:p><text:a xlink:href="https://www.digikey.jp/product-detail/ja/murata-electronics/GRM188R60J106KE47D/490-12538-1-ND/5797528" xlink:type="simple">https://www.digikey.jp/product-detail/ja/murata-electronics/GRM188R60J106KE47D/490-12538-1-ND/5797528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float" office:value="19" calcext:value-type="float">
            <text:p>19</text:p>
          </table:table-cell>
          <table:table-cell table:formula="of:=[.B3]*[.D3]" office:value-type="float" office:value="19" calcext:value-type="float">
            <text:p>19</text:p>
          </table:table-cell>
          <table:table-cell/>
          <table:table-cell office:value-type="string" calcext:value-type="string">
            <text:p>GRM188R61E225MA12D </text:p>
          </table:table-cell>
          <table:table-cell office:value-type="string" calcext:value-type="string">
            <text:p><text:a xlink:href="https://www.digikey.jp/product-detail/ja/murata-electronics/GRM188R61E225MA12D/490-12738-1-ND/5797707" xlink:type="simple">https://www.digikey.jp/product-detail/ja/murata-electronics/GRM188R61E225MA12D/490-12738-1-ND/5797707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/25V</text:p>
          </table:table-cell>
          <table:table-cell office:value-type="float" office:value="12" calcext:value-type="float">
            <text:p>12</text:p>
          </table:table-cell>
          <table:table-cell table:formula="of:=[.B4]*[.D4]" office:value-type="float" office:value="12" calcext:value-type="float">
            <text:p>12</text:p>
          </table:table-cell>
          <table:table-cell/>
          <table:table-cell office:value-type="string" calcext:value-type="string">
            <text:p>CC0603KRX7R9BB221</text:p>
          </table:table-cell>
          <table:table-cell office:value-type="string" calcext:value-type="string">
            <text:p><text:a xlink:href="https://www.digikey.jp/product-detail/ja/yageo/CC0603KRX7R9BB221/311-1077-1-ND/302987" xlink:type="simple">https://www.digikey.jp/product-detail/ja/yageo/CC0603KRX7R9BB221/311-1077-1-ND/302987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2 C2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 25V</text:p>
          </table:table-cell>
          <table:table-cell office:value-type="float" office:value="53" calcext:value-type="float">
            <text:p>53</text:p>
          </table:table-cell>
          <table:table-cell table:formula="of:=[.B5]*[.D5]" office:value-type="float" office:value="106" calcext:value-type="float">
            <text:p>106</text:p>
          </table:table-cell>
          <table:table-cell/>
          <table:table-cell office:value-type="string" calcext:value-type="string">
            <text:p>GRM188R61E106MA73J</text:p>
          </table:table-cell>
          <table:table-cell office:value-type="string" calcext:value-type="string">
            <text:p><text:a xlink:href="https://www.digikey.jp/product-detail/ja/murata-electronics/GRM188R61E106MA73J/490-12737-1-ND/5797706" xlink:type="simple">https://www.digikey.jp/product-detail/ja/murata-electronics/GRM188R61E106MA73J/490-12737-1-ND/5797706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4 C30 C31 C2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uF</text:p>
          </table:table-cell>
          <table:table-cell office:value-type="float" office:value="20" calcext:value-type="float">
            <text:p>20</text:p>
          </table:table-cell>
          <table:table-cell table:formula="of:=[.B6]*[.D6]" office:value-type="float" office:value="80" calcext:value-type="float">
            <text:p>80</text:p>
          </table:table-cell>
          <table:table-cell/>
          <table:table-cell office:value-type="string" calcext:value-type="string">
            <text:p>CC0603ZRY5V5BB475 </text:p>
          </table:table-cell>
          <table:table-cell office:value-type="string" calcext:value-type="string">
            <text:p><text:a xlink:href="https://www.digikey.jp/product-detail/ja/yageo/CC0603ZRY5V5BB475/311-1453-1-ND/2833759" xlink:type="simple">https://www.digikey.jp/product-detail/ja/yageo/CC0603ZRY5V5BB475/311-1453-1-ND/2833759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8 C2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 25V</text:p>
          </table:table-cell>
          <table:table-cell office:value-type="float" office:value="12" calcext:value-type="float">
            <text:p>12</text:p>
          </table:table-cell>
          <table:table-cell table:formula="of:=[.B7]*[.D7]" office:value-type="float" office:value="24" calcext:value-type="float">
            <text:p>24</text:p>
          </table:table-cell>
          <table:table-cell/>
          <table:table-cell office:value-type="string" calcext:value-type="string">
            <text:p>C0603C104Z3VACTU </text:p>
          </table:table-cell>
          <table:table-cell office:value-type="string" calcext:value-type="string">
            <text:p><text:a xlink:href="https://www.digikey.jp/product-detail/ja/kemet/C0603C104Z3VACTU/399-1100-1-ND/411375" xlink:type="simple">https://www.digikey.jp/product-detail/ja/kemet/C0603C104Z3VACTU/399-1100-1-ND/411375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2 C33 C1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 25V</text:p>
          </table:table-cell>
          <table:table-cell office:value-type="float" office:value="48" calcext:value-type="float">
            <text:p>48</text:p>
          </table:table-cell>
          <table:table-cell table:formula="of:=[.B8]*[.D8]" office:value-type="float" office:value="144" calcext:value-type="float">
            <text:p>144</text:p>
          </table:table-cell>
          <table:table-cell/>
          <table:table-cell office:value-type="string" calcext:value-type="string">
            <text:p>GRM188R61E475KE11D</text:p>
          </table:table-cell>
          <table:table-cell office:value-type="string" calcext:value-type="string">
            <text:p><text:a xlink:href="https://www.digikey.jp/product-detail/ja/murata-electronics/GRM188R61E475KE11D/490-7203-1-ND/3900450" xlink:type="simple">https://www.digikey.jp/product-detail/ja/murata-electronics/GRM188R61E475KE11D/490-7203-1-ND/3900450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 C7 C26 C34 C17 C18 C19 C16 C20 C21 C35 C27 C12 C10 C9 C8 C5 C11 C36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uF</text:p>
          </table:table-cell>
          <table:table-cell office:value-type="float" office:value="12" calcext:value-type="float">
            <text:p>12</text:p>
          </table:table-cell>
          <table:table-cell table:formula="of:=[.B9]*[.D9]" office:value-type="float" office:value="228" calcext:value-type="float">
            <text:p>228</text:p>
          </table:table-cell>
          <table:table-cell/>
          <table:table-cell office:value-type="string" calcext:value-type="string">
            <text:p>C0603C104Z3VACTU </text:p>
          </table:table-cell>
          <table:table-cell office:value-type="string" calcext:value-type="string">
            <text:p><text:a xlink:href="https://www.digikey.jp/product-detail/ja/kemet/C0603C104Z3VACTU/399-1100-1-ND/411375" xlink:type="simple">https://www.digikey.jp/product-detail/ja/kemet/C0603C104Z3VACTU/399-1100-1-ND/411375</text:a>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1 D2 D3 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L-512MWT86</text:p>
          </table:table-cell>
          <table:table-cell office:value-type="float" office:value="53" calcext:value-type="float">
            <text:p>53</text:p>
          </table:table-cell>
          <table:table-cell table:formula="of:=[.B10]*[.D10]" office:value-type="float" office:value="212" calcext:value-type="float">
            <text:p>212</text:p>
          </table:table-cell>
          <table:table-cell/>
          <table:table-cell office:value-type="string" calcext:value-type="string">
            <text:p>SML-512MWT86 </text:p>
          </table:table-cell>
          <table:table-cell office:value-type="string" calcext:value-type="string">
            <text:p><text:a xlink:href="https://www.digikey.jp/product-detail/ja/rohm-semiconductor/SML-512MWT86/511-1313-1-ND/637126" xlink:type="simple">https://www.digikey.jp/product-detail/ja/rohm-semiconductor/SML-512MWT86/511-1313-1-ND/637126</text:a>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https://www.prtice.info/IMG/pdf/CQY99.pdf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LT1G</text:p>
          </table:table-cell>
          <table:table-cell office:value-type="float" office:value="35" calcext:value-type="float">
            <text:p>35</text:p>
          </table:table-cell>
          <table:table-cell table:formula="of:=[.B11]*[.D11]" office:value-type="float" office:value="35" calcext:value-type="float">
            <text:p>35</text:p>
          </table:table-cell>
          <table:table-cell/>
          <table:table-cell office:value-type="string" calcext:value-type="string">
            <text:p>MBR0520LT1G</text:p>
          </table:table-cell>
          <table:table-cell office:value-type="string" calcext:value-type="string">
            <text:p><text:a xlink:href="https://www.digikey.jp/product-detail/ja/on-semiconductor/MBR0520LT1G/MBR0520LT1GOSCT-ND/917965" xlink:type="simple">https://www.digikey.jp/product-detail/ja/on-semiconductor/MBR0520LT1G/MBR0520LT1GOSCT-ND/917965</text:a>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083-063402LF</text:p>
          </table:table-cell>
          <table:table-cell office:value-type="float" office:value="690" calcext:value-type="float">
            <text:p>690</text:p>
          </table:table-cell>
          <table:table-cell table:formula="of:=[.B12]*[.D12]" office:value-type="float" office:value="690" calcext:value-type="float">
            <text:p>690</text:p>
          </table:table-cell>
          <table:table-cell/>
          <table:table-cell office:value-type="string" calcext:value-type="string">
            <text:p>61083-064402LF</text:p>
          </table:table-cell>
          <table:table-cell office:value-type="string" calcext:value-type="string">
            <text:p><text:a xlink:href="https://www.digikey.jp/product-detail/ja/amphenol-icc-fci/61083-064402LF/609-1681-1-ND/1002900" xlink:type="simple">https://www.digikey.jp/product-detail/ja/amphenol-icc-fci/61083-064402LF/609-1681-1-ND/1002900</text:a></text:p>
          </table:table-cell>
          <table:table-cell office:value-type="string" calcext:value-type="string">
            <text:p>myfootprint:61083-063402L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75024-G01-20ULF</text:p>
          </table:table-cell>
          <table:table-cell office:value-type="float" office:value="401" calcext:value-type="float">
            <text:p>401</text:p>
          </table:table-cell>
          <table:table-cell table:formula="of:=[.B13]*[.D13]" office:value-type="float" office:value="401" calcext:value-type="float">
            <text:p>401</text:p>
          </table:table-cell>
          <table:table-cell/>
          <table:table-cell office:value-type="string" calcext:value-type="string">
            <text:p>10075024-G01-20ULF</text:p>
          </table:table-cell>
          <table:table-cell office:value-type="string" calcext:value-type="string">
            <text:p><text:a xlink:href="https://www.digikey.jp/products/ja?keywords=10075024-G01-20ULF" xlink:type="simple">https://www.digikey.jp/products/ja?keywords=10075024-G01-20ULF</text:a></text:p>
          </table:table-cell>
          <table:table-cell office:value-type="string" calcext:value-type="string">
            <text:p>Connector_PinSocket_2.00mm:PinSocket_2x20_P2.00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4 J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734248-5</text:p>
          </table:table-cell>
          <table:table-cell office:value-type="float" office:value="123" calcext:value-type="float">
            <text:p>123</text:p>
          </table:table-cell>
          <table:table-cell table:formula="of:=[.B14]*[.D14]" office:value-type="float" office:value="246" calcext:value-type="float">
            <text:p>246</text:p>
          </table:table-cell>
          <table:table-cell/>
          <table:table-cell office:value-type="string" calcext:value-type="string">
            <text:p>1-1734248-5</text:p>
          </table:table-cell>
          <table:table-cell office:value-type="string" calcext:value-type="string">
            <text:p><text:a xlink:href="https://www.digikey.jp/product-detail/ja/te-connectivity-amp-connectors/1-1734248-5/A101418CT-ND/2567554" xlink:type="simple">https://www.digikey.jp/product-detail/ja/te-connectivity-amp-connectors/1-1734248-5/A101418CT-ND/2567554</text:a></text:p>
          </table:table-cell>
          <table:table-cell office:value-type="string" calcext:value-type="string">
            <text:p>myfootprint:55510-140LF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 <text:s/>CBC2518T100M</text:p>
          </table:table-cell>
          <table:table-cell office:value-type="float" office:value="20" calcext:value-type="float">
            <text:p>20</text:p>
          </table:table-cell>
          <table:table-cell table:formula="of:=[.B15]*[.D15]" office:value-type="float" office:value="20" calcext:value-type="float">
            <text:p>20</text:p>
          </table:table-cell>
          <table:table-cell/>
          <table:table-cell office:value-type="string" calcext:value-type="string">
            <text:p>CBC2518T100M </text:p>
          </table:table-cell>
          <table:table-cell office:value-type="string" calcext:value-type="string">
            <text:p><text:a xlink:href="https://www.digikey.jp/product-detail/ja/taiyo-yuden/CBC2518T100M/587-1613-1-ND/1008228" xlink:type="simple">https://www.digikey.jp/product-detail/ja/taiyo-yuden/CBC2518T100M/587-1613-1-ND/1008228</text:a></text:p>
          </table:table-cell>
          <table:table-cell office:value-type="string" calcext:value-type="string">
            <text:p>Inductor_SMD:L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H_2012</text:p>
          </table:table-cell>
          <table:table-cell office:value-type="float" office:value="34" calcext:value-type="float">
            <text:p>34</text:p>
          </table:table-cell>
          <table:table-cell table:formula="of:=[.B16]*[.D16]" office:value-type="float" office:value="34" calcext:value-type="float">
            <text:p>34</text:p>
          </table:table-cell>
          <table:table-cell/>
          <table:table-cell office:value-type="string" calcext:value-type="string">
            <text:p>LQM21PN2R2MC0D</text:p>
          </table:table-cell>
          <table:table-cell office:value-type="string" calcext:value-type="string">
            <text:p><text:a xlink:href="https://www.digikey.jp/product-detail/ja/murata-electronics/LQM21PN2R2MC0D/490-4994-1-ND/1788292" xlink:type="simple">https://www.digikey.jp/product-detail/ja/murata-electronics/LQM21PN2R2MC0D/490-4994-1-ND/1788292</text:a>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OLED1 OLE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G-9664HDDAG01</text:p>
          </table:table-cell>
          <table:table-cell/>
          <table:table-cell table:formula="of:=[.B17]*[.D17]" office:value-type="float" office:value="0" calcext:value-type="float">
            <text:p>0</text:p>
          </table:table-cell>
          <table:table-cell/>
          <table:table-cell office:value-type="string" calcext:value-type="string">
            <text:p>MCOT096064AZ-RGBM</text:p>
          </table:table-cell>
          <table:table-cell office:value-type="string" calcext:value-type="string">
            <text:p><text:a xlink:href="https://jp.rs-online.com/web/p/oled-displays/8235973/" xlink:type="simple">https://jp.rs-online.com/web/p/oled-displays/8235973/</text:a></text:p>
          </table:table-cell>
          <table:table-cell office:value-type="string" calcext:value-type="string">
            <text:p>myfootprint:UG-9664HDDAG01</text:p>
          </table:table-cell>
          <table:table-cell/>
        </table:table-row>
        <table:table-row table:style-name="ro1">
          <table:table-cell office:value-type="string" calcext:value-type="string">
            <text:p>R1 R2 R3 R4 R16 R23 R26 R30 R37 R38 R18 R11 R27 R28 R29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18]*[.D18]" office:value-type="float" office:value="180" calcext:value-type="float">
            <text:p>180</text:p>
          </table:table-cell>
          <table:table-cell/>
          <table:table-cell office:value-type="string" calcext:value-type="string">
            <text:p>RC0603JR-070RL </text:p>
          </table:table-cell>
          <table:table-cell office:value-type="string" calcext:value-type="string">
            <text:p><text:a xlink:href="https://www.digikey.jp/product-detail/ja/yageo/RC0603JR-070RL/311-0.0GRCT-ND/729622" xlink:type="simple">https://www.digikey.jp/product-detail/ja/yageo/RC0603JR-070RL/311-0.0GRCT-ND/729622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4 R15 R36 R35 R34 R33 R32 R31 R20 R19 R6 R5 R13 R12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7k</text:p>
          </table:table-cell>
          <table:table-cell office:value-type="float" office:value="12" calcext:value-type="float">
            <text:p>12</text:p>
          </table:table-cell>
          <table:table-cell table:formula="of:=[.B19]*[.D19]" office:value-type="float" office:value="168" calcext:value-type="float">
            <text:p>168</text:p>
          </table:table-cell>
          <table:table-cell/>
          <table:table-cell office:value-type="string" calcext:value-type="string">
            <text:p>RC0603JR-074K7L </text:p>
          </table:table-cell>
          <table:table-cell office:value-type="string" calcext:value-type="string">
            <text:p><text:a xlink:href="https://www.digikey.jp/product-detail/ja/yageo/RC0603JR-074K7L/311-4.7KGRCT-ND/729732" xlink:type="simple">https://www.digikey.jp/product-detail/ja/yageo/RC0603JR-074K7L/311-4.7KGRCT-ND/729732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office:value-type="float" office:value="12" calcext:value-type="float">
            <text:p>12</text:p>
          </table:table-cell>
          <table:table-cell table:formula="of:=[.B20]*[.D20]" office:value-type="float" office:value="12" calcext:value-type="float">
            <text:p>12</text:p>
          </table:table-cell>
          <table:table-cell/>
          <table:table-cell office:value-type="string" calcext:value-type="string">
            <text:p>RC0603FR-0751KL</text:p>
          </table:table-cell>
          <table:table-cell office:value-type="string" calcext:value-type="string">
            <text:p><text:a xlink:href="https://www.digikey.jp/product-detail/ja/yageo/RC0603FR-0751KL/311-51.0KHRCT-ND/730229" xlink:type="simple">https://www.digikey.jp/product-detail/ja/yageo/RC0603FR-0751KL/311-51.0KHRCT-ND/730229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k</text:p>
          </table:table-cell>
          <table:table-cell office:value-type="float" office:value="12" calcext:value-type="float">
            <text:p>12</text:p>
          </table:table-cell>
          <table:table-cell table:formula="of:=[.B21]*[.D21]" office:value-type="float" office:value="12" calcext:value-type="float">
            <text:p>12</text:p>
          </table:table-cell>
          <table:table-cell/>
          <table:table-cell office:value-type="string" calcext:value-type="string">
            <text:p>RC0603FR-07140KL</text:p>
          </table:table-cell>
          <table:table-cell office:value-type="string" calcext:value-type="string">
            <text:p><text:a xlink:href="https://www.digikey.jp/product-detail/ja/yageo/RC0603FR-07140KL/311-140KHRCT-ND/729894" xlink:type="simple">https://www.digikey.jp/product-detail/ja/yageo/RC0603FR-07140KL/311-140KHRCT-ND/729894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3k</text:p>
          </table:table-cell>
          <table:table-cell office:value-type="float" office:value="12" calcext:value-type="float">
            <text:p>12</text:p>
          </table:table-cell>
          <table:table-cell table:formula="of:=[.B22]*[.D22]" office:value-type="float" office:value="12" calcext:value-type="float">
            <text:p>12</text:p>
          </table:table-cell>
          <table:table-cell/>
          <table:table-cell office:value-type="string" calcext:value-type="string">
            <text:p>RC0603FR-0713K3L </text:p>
          </table:table-cell>
          <table:table-cell office:value-type="string" calcext:value-type="string">
            <text:p><text:a xlink:href="https://www.digikey.jp/product-detail/ja/yageo/RC0603FR-0713K3L/311-13.3KHRCT-ND/729878" xlink:type="simple">https://www.digikey.jp/product-detail/ja/yageo/RC0603FR-0713K3L/311-13.3KHRCT-ND/729878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4 R2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M</text:p>
          </table:table-cell>
          <table:table-cell office:value-type="float" office:value="12" calcext:value-type="float">
            <text:p>12</text:p>
          </table:table-cell>
          <table:table-cell table:formula="of:=[.B23]*[.D23]" office:value-type="float" office:value="24" calcext:value-type="float">
            <text:p>24</text:p>
          </table:table-cell>
          <table:table-cell/>
          <table:table-cell office:value-type="string" calcext:value-type="string">
            <text:p>RC0603FR-071M1L</text:p>
          </table:table-cell>
          <table:table-cell office:value-type="string" calcext:value-type="string">
            <text:p><text:a xlink:href="https://www.digikey.jp/product-detail/ja/yageo/RC0603FR-071M1L/YAG3324CT-ND/5282190" xlink:type="simple">https://www.digikey.jp/product-detail/ja/yageo/RC0603FR-071M1L/YAG3324CT-ND/5282190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41 R40 R42 R3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0&gt;</text:p>
          </table:table-cell>
          <table:table-cell/>
          <table:table-cell table:formula="of:=[.B24]*[.D2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7 R8 R9 R10 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25]*[.D25]" office:value-type="float" office:value="48" calcext:value-type="float">
            <text:p>48</text:p>
          </table:table-cell>
          <table:table-cell/>
          <table:table-cell office:value-type="string" calcext:value-type="string">
            <text:p>RC0603FR-07100RL</text:p>
          </table:table-cell>
          <table:table-cell office:value-type="string" calcext:value-type="string">
            <text:p><text:a xlink:href="https://www.digikey.jp/product-detail/ja/yageo/RC0603FR-07100RL/311-100HRCT-ND/729835" xlink:type="simple">https://www.digikey.jp/product-detail/ja/yageo/RC0603FR-07100RL/311-100HRCT-ND/729835</text:a>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1 SW2 SW3 SW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R213G LFG</text:p>
          </table:table-cell>
          <table:table-cell office:value-type="float" office:value="77" calcext:value-type="float">
            <text:p>77</text:p>
          </table:table-cell>
          <table:table-cell table:formula="of:=[.B26]*[.D26]" office:value-type="float" office:value="308" calcext:value-type="float">
            <text:p>308</text:p>
          </table:table-cell>
          <table:table-cell/>
          <table:table-cell office:value-type="string" calcext:value-type="string">
            <text:p>KMR223GLFG</text:p>
          </table:table-cell>
          <table:table-cell office:value-type="string" calcext:value-type="string">
            <text:p><text:a xlink:href="https://www.digikey.jp/product-detail/ja/c-k/KMR223GLFG/401-1428-1-ND/550463" xlink:type="simple">https://www.digikey.jp/product-detail/ja/c-k/KMR223GLFG/401-1428-1-ND/550463</text:a>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04S04</text:p>
          </table:table-cell>
          <table:table-cell office:value-type="float" office:value="210" calcext:value-type="float">
            <text:p>210</text:p>
          </table:table-cell>
          <table:table-cell table:formula="of:=[.B27]*[.D27]" office:value-type="float" office:value="210" calcext:value-type="float">
            <text:p>210</text:p>
          </table:table-cell>
          <table:table-cell/>
          <table:table-cell office:value-type="string" calcext:value-type="string">
            <text:p>GDH04S04</text:p>
          </table:table-cell>
          <table:table-cell office:value-type="string" calcext:value-type="string">
            <text:p><text:a xlink:href="https://www.digikey.jp/products/ja?keywords=GDH04S04" xlink:type="simple">https://www.digikey.jp/products/ja?keywords=GDH04S04</text:a></text:p>
          </table:table-cell>
          <table:table-cell office:value-type="string" calcext:value-type="string">
            <text:p>Button_Switch_SMD:SW_DIP_SPSTx04_Slide_Omron_A6H-4101_W6.15mm_P1.27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GND</text:p>
          </table:table-cell>
          <table:table-cell/>
          <table:table-cell table:formula="of:=[.B28]*[.D28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estPoint:TestPoint_Loop_D1.80mm_Drill1.0mm_Beaded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GND</text:p>
          </table:table-cell>
          <table:table-cell/>
          <table:table-cell table:formula="of:=[.B29]*[.D29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671MF-3.3</text:p>
          </table:table-cell>
          <table:table-cell office:value-type="float" office:value="166" calcext:value-type="float">
            <text:p>166</text:p>
          </table:table-cell>
          <table:table-cell table:formula="of:=[.B30]*[.D30]"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<text:a xlink:href="https://www.digikey.jp/product-detail/ja/texas-instruments/LM3671MF-3.3-NOPB/LM3671MF-3.3-NOPBCT-ND/1590190" xlink:type="simple">https://www.digikey.jp/product-detail/ja/texas-instruments/LM3671MF-3.3-NOPB/LM3671MF-3.3-NOPBCT-ND/1590190</text:a></text:p>
          </table:table-cell>
          <table:table-cell office:value-type="string" calcext:value-type="string">
            <text:p>Package_TO_SOT_SMD:TSOT-23-5</text:p>
          </table:table-cell>
          <table:table-cell office:value-type="string" calcext:value-type="string">
            <text:p>http://www.ti.com/lit/ds/symlink/lm3670.pdf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VC4T245PW</text:p>
          </table:table-cell>
          <table:table-cell office:value-type="float" office:value="105" calcext:value-type="float">
            <text:p>105</text:p>
          </table:table-cell>
          <table:table-cell table:formula="of:=[.B31]*[.D31]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<text:a xlink:href="https://www.digikey.jp/product-detail/ja/texas-instruments/SN74AVC4T245PWR/296-18056-1-ND/770944" xlink:type="simple">https://www.digikey.jp/product-detail/ja/texas-instruments/SN74AVC4T245PWR/296-18056-1-ND/770944</text:a>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https://www.ti.com/lit/ds/symlink/sn74avc4t245.pdf</text:p>
          </table:table-cell>
        </table:table-row>
        <table:table-row table:style-name="ro1">
          <table:table-cell office:value-type="string" calcext:value-type="string">
            <text:p>U4 U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A9306DCTR</text:p>
          </table:table-cell>
          <table:table-cell office:value-type="float" office:value="78" calcext:value-type="float">
            <text:p>78</text:p>
          </table:table-cell>
          <table:table-cell table:formula="of:=[.B32]*[.D32]"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<text:a xlink:href="https://www.digikey.jp/product-detail/ja/texas-instruments/PCA9306DCTR/296-18509-1-ND/809938" xlink:type="simple">https://www.digikey.jp/product-detail/ja/texas-instruments/PCA9306DCTR/296-18509-1-ND/809938</text:a></text:p>
          </table:table-cell>
          <table:table-cell office:value-type="string" calcext:value-type="string">
            <text:p>myfootprint:PCA9306DCTR</text:p>
          </table:table-cell>
          <table:table-cell office:value-type="string" calcext:value-type="string">
            <text:p>http://www.ti.com/lit/ds/symlink/pca9306.pdf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733XMF</text:p>
          </table:table-cell>
          <table:table-cell office:value-type="float" office:value="222" calcext:value-type="float">
            <text:p>222</text:p>
          </table:table-cell>
          <table:table-cell table:formula="of:=[.B33]*[.D33]" office:value-type="float" office:value="222" calcext:value-type="float">
            <text:p>222</text:p>
          </table:table-cell>
          <table:table-cell table:number-columns-repeated="2"/>
          <table:table-cell office:value-type="string" calcext:value-type="string">
            <text:p><text:a xlink:href="https://www.digikey.jp/product-detail/ja/texas-instruments/LM2733XMF-NOPB/LM2733XMF-NOPBCT-ND/565264" xlink:type="simple">https://www.digikey.jp/product-detail/ja/texas-instruments/LM2733XMF-NOPB/LM2733XMF-NOPBCT-ND/565264</text:a></text:p>
          </table:table-cell>
          <table:table-cell office:value-type="string" calcext:value-type="string">
            <text:p>Package_TO_SOT_SMD:SOT-23-5_HandSoldering</text:p>
          </table:table-cell>
          <table:table-cell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90R104</text:p>
          </table:table-cell>
          <table:table-cell office:value-type="float" office:value="727" calcext:value-type="float">
            <text:p>727</text:p>
          </table:table-cell>
          <table:table-cell table:formula="of:=[.B34]*[.D34]" office:value-type="float" office:value="727" calcext:value-type="float">
            <text:p>727</text:p>
          </table:table-cell>
          <table:table-cell table:number-columns-repeated="2"/>
          <table:table-cell office:value-type="string" calcext:value-type="string">
            <text:p><text:a xlink:href="https://www.digikey.jp/product-detail/ja/rohm-semiconductor/BU90R104-E2/BU90R104-E2CT-ND/6568731" xlink:type="simple">https://www.digikey.jp/product-detail/ja/rohm-semiconductor/BU90R104-E2/BU90R104-E2CT-ND/6568731</text:a></text:p>
          </table:table-cell>
          <table:table-cell office:value-type="string" calcext:value-type="string">
            <text:p>Package_QFP:TQFP-64_10x10mm_P0.5mm</text:p>
          </table:table-cell>
          <table:table-cell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-MPU-9250</text:p>
          </table:table-cell>
          <table:table-cell/>
          <table:table-cell table:formula="of:=[.B35]*[.D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a xlink:href="https://www.switch-science.com/catalog/2845/" xlink:type="simple">https://www.switch-science.com/catalog/2845/</text:a></text:p>
          </table:table-cell>
          <table:table-cell office:value-type="string" calcext:value-type="string">
            <text:p>myfootprint:SS-MPU-9250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IT2024BA-S3-18E-25.000000G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string" calcext:value-type="string">
            <text:p><text:a xlink:href="https://www.digikey.jp/product-detail/ja/sitime/SIT2024BA-S3-18E-25.000000G/1473-1594-1-ND/6677389" xlink:type="simple">https://www.digikey.jp/product-detail/ja/sitime/SIT2024BA-S3-18E-25.000000G/1473-1594-1-ND/6677389</text:a></text:p>
          </table:table-cell>
          <table:table-cell office:value-type="string" calcext:value-type="string">
            <text:p><text:a xlink:href="https://www.digikey.jp/product-detail/ja/sitime/SIT2024BA-S3-18E-25.000000G/1473-1594-1-ND/6677389" xlink:type="simple">https://www.digikey.jp/product-detail/ja/sitime/SIT2024BA-S3-18E-25.000000G/1473-1594-1-ND/6677389</text:a>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([.E2:.E36])" office:value-type="float" office:value="4940" calcext:value-type="float">
            <text:p>494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00/00/00</text:date>, <text:time style:data-style-name="N2" text:time-value="18:27:01.17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9:14:43.203000000</dc:date>
    <meta:editing-duration>PT3H48M5S</meta:editing-duration>
    <meta:editing-cycles>42</meta:editing-cycles>
    <meta:generator>LibreOffice/6.2.8.2$Windows_X86_64 LibreOffice_project/f82ddfca21ebc1e222a662a32b25c0c9d20169ee</meta:generator>
    <meta:document-statistic meta:table-count="1" meta:cell-count="301" meta:object-count="0"/>
  </office:meta>
</office:document-meta>
</file>